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7D000002B353F8046FC49A6E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1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15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svg:stroke-width="0.102cm" svg:stroke-color="#3465a4" draw:marker-start-width="0.509cm" draw:marker-end-width="0.509cm" draw:fill="none" draw:textarea-vertical-align="middle" draw:auto-grow-height="false" fo:min-height="3.647cm" fo:min-width="8.223cm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fo:min-height="0.92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DejaVu Sans" fo:font-size="14pt" fo:font-weight="bold" style:font-size-asian="18pt" style:font-weight-asian="bold" style:font-size-complex="18pt" style:font-weight-complex="600"/>
    </style:style>
    <style:style style:name="P3" style:family="paragraph">
      <loext:graphic-properties draw:fill="none" draw:fill-color="#ffffff"/>
      <style:text-properties fo:color="#3465a4"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  <style:text-properties fo:color="#3465a4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DejaVu Sans" fo:font-size="14pt" fo:font-weight="bold" style:font-size-asian="18pt" style:font-weight-asian="bold" style:font-size-complex="18pt" style:font-weight-complex="600"/>
    </style:style>
    <style:style style:name="T2" style:family="text">
      <style:text-properties fo:color="#3465a4" style:font-name="Liberation Sans1" fo:font-size="18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T3" style:family="text">
      <style:text-properties fo:color="#3465a4" style:font-name="Liberation Sans1" fo:font-weight="bold" style:font-name-asian="Liberation Sans1" style:font-weight-asian="bold" style:font-name-complex="Liberation Sans1" style:font-weight-complex="bold"/>
    </style:style>
    <style:style style:name="T4" style:family="text">
      <style:text-properties fo:color="#3465a4" style:text-position="sub 58%" style:font-name="Liberation Sans1" fo:font-size="18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T5" style:family="text">
      <style:text-properties fo:color="#3465a4" style:text-position="0% 100%" style:font-name="Liberation Sans1" fo:font-size="18pt" fo:font-weight="bold" style:font-name-asian="Liberation Sans1" style:font-size-asian="18pt" style:font-weight-asian="bold" style:font-name-complex="Liberation Sans1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68cm" svg:height="11.873cm" svg:x="1.254cm" svg:y="1.096cm">
          <draw:image xlink:href="Pictures/100002010000037D000002B353F8046FC49A6E8B.png" xlink:type="simple" xlink:show="embed" xlink:actuate="onLoad">
            <text:p/>
          </draw:image>
        </draw:frame>
        <draw:frame draw:style-name="gr2" draw:text-style-name="P2" draw:layer="layout" svg:width="1.143cm" svg:height="1.165cm" svg:x="1.508cm" svg:y="0.978cm">
          <draw:text-box>
            <text:p><text:span text:style-name="T1">a) </text:span></text:p>
          </draw:text-box>
        </draw:frame>
        <draw:frame draw:style-name="gr2" draw:text-style-name="P2" draw:layer="layout" svg:width="1.143cm" svg:height="1.165cm" svg:x="1.635cm" svg:y="6.08cm">
          <draw:text-box>
            <text:p><text:span text:style-name="T1">b) </text:span></text:p>
          </draw:text-box>
        </draw:frame>
        <draw:frame draw:style-name="gr2" draw:text-style-name="P2" draw:layer="layout" svg:width="1.143cm" svg:height="1.165cm" svg:x="9.509cm" svg:y="6.08cm">
          <draw:text-box>
            <text:p><text:span text:style-name="T1">c)</text:span></text:p>
          </draw:text-box>
        </draw:frame>
        <draw:frame draw:style-name="gr3" draw:text-style-name="P3" draw:layer="layout" svg:width="0.762cm" svg:height="0.962cm" svg:x="7.731cm" svg:y="2.651cm">
          <draw:text-box>
            <text:p><text:span text:style-name="T2">τ</text:span></text:p>
          </draw:text-box>
        </draw:frame>
        <draw:frame draw:style-name="gr3" draw:text-style-name="P4" draw:layer="layout" svg:width="0.762cm" svg:height="0.962cm" svg:x="14.97cm" svg:y="2.705cm">
          <draw:text-box>
            <text:p><text:span text:style-name="T3">τ</text:span></text:p>
          </draw:text-box>
        </draw:frame>
        <draw:custom-shape draw:style-name="gr4" draw:text-style-name="P5" draw:layer="layout" svg:width="9.271cm" svg:height="4.445cm" svg:x="7.096cm" svg:y="1.127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1.905cm" svg:height="1.171cm" svg:x="12.557cm" svg:y="0.873cm">
          <draw:text-box>
            <text:p><text:span text:style-name="T2">180</text:span><text:span text:style-name="T4">y</text:span></text:p>
          </draw:text-box>
        </draw:frame>
        <draw:frame draw:style-name="gr5" draw:text-style-name="P3" draw:layer="layout" svg:width="1.905cm" svg:height="1.171cm" svg:x="4.175cm" svg:y="0.845cm">
          <draw:text-box>
            <text:p><text:span text:style-name="T5">90</text:span><text:span text:style-name="T4">x</text:span></text:p>
          </draw:text-box>
        </draw:frame>
        <draw:frame draw:style-name="gr3" draw:text-style-name="P3" draw:layer="layout" svg:width="0.762cm" svg:height="0.962cm" svg:x="16.113cm" svg:y="5.064cm">
          <draw:text-box>
            <text:p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161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2T12:41:41.074659727</meta:creation-date>
    <dc:date>2021-12-16T13:49:39.124922715</dc:date>
    <meta:editing-duration>PT22M11S</meta:editing-duration>
    <meta:editing-cycles>10</meta:editing-cycles>
    <meta:generator>LibreOffice/6.0.7.3$Linux_X86_64 LibreOffice_project/00m0$Build-3</meta:generator>
    <meta:document-statistic meta:object-count="10"/>
  </office:meta>
</office:document-meta>
</file>